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b86" officeooo:paragraph-rsid="00185b86"/>
    </style:style>
    <style:style style:name="P2" style:family="paragraph" style:parent-style-name="Standard">
      <style:paragraph-properties fo:text-align="center" style:justify-single-word="false"/>
      <style:text-properties officeooo:rsid="00185b86" officeooo:paragraph-rsid="00185b86"/>
    </style:style>
    <style:style style:name="P3" style:family="paragraph" style:parent-style-name="Standard">
      <style:paragraph-properties fo:text-align="start" style:justify-single-word="false"/>
      <style:text-properties officeooo:rsid="00185b86" officeooo:paragraph-rsid="00185b86"/>
    </style:style>
    <style:style style:name="P4" style:family="paragraph" style:parent-style-name="Standard">
      <style:paragraph-properties fo:text-align="start" style:justify-single-word="false"/>
      <style:text-properties officeooo:rsid="00190637" officeooo:paragraph-rsid="00190637"/>
    </style:style>
    <style:style style:name="P5" style:family="paragraph" style:parent-style-name="Standard">
      <style:paragraph-properties fo:text-align="start" style:justify-single-word="false"/>
      <style:text-properties officeooo:rsid="00190637" officeooo:paragraph-rsid="0019d6bd"/>
    </style:style>
    <style:style style:name="P6" style:family="paragraph" style:parent-style-name="Standard">
      <style:paragraph-properties fo:text-align="start" style:justify-single-word="false"/>
      <style:text-properties officeooo:rsid="0019d6bd" officeooo:paragraph-rsid="0019d6bd"/>
    </style:style>
    <style:style style:name="T1" style:family="text">
      <style:text-properties officeooo:rsid="0019d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wendal breton ts5</text:p>
      <text:p text:style-name="P1"/>
      <text:p text:style-name="P2">projet d’isn : remake de BBGEO</text:p>
      <text:p text:style-name="P2"/>
      <text:p text:style-name="P3">Le programme est un jeu de casse brique assez simple :</text:p>
      <text:p text:style-name="P3"/>
      <text:p text:style-name="P3">On lance une balle pour casser des briques en cliquant a l’endroit ou on veut qu’elle aille.</text:p>
      <text:p text:style-name="P3">Les briques descendent au fur et a mesure du jeu et ils faut les casser le plus longtemps possible.</text:p>
      <text:p text:style-name="P4">On s’est inspiré du jeu BBGEO qui existe sur smartphone .</text:p>
      <text:p text:style-name="P3"/>
      <text:p text:style-name="P3">Les objectifs :</text:p>
      <text:p text:style-name="P3"/>
      <text:p text:style-name="P3">Faire une balle qui se déplace et rebondit sur les murs et les briques.</text:p>
      <text:p text:style-name="P3">Générer des briques de différentes couleurs aléatoirement .</text:p>
      <text:p text:style-name="P3">Lorsque la balle touche une brique elle la casse.</text:p>
      <text:p text:style-name="P3">Un compteur pour le score qui affiche le score a la fin du jeu.</text:p>
      <text:p text:style-name="P3"/>
      <text:p text:style-name="P3">Organisation du travail :</text:p>
      <text:p text:style-name="P3">Nous réalisions chacun une petite partie du programme puis nous mettions en commun lorsque nous avions fini.</text:p>
      <text:p text:style-name="P3">Si une partie était plus difficile ou ne fonctionnait pas on la réalisait ensemble .</text:p>
      <text:p text:style-name="P3"/>
      <text:p text:style-name="P4">Les variables principales :</text:p>
      <text:p text:style-name="P4"><text:span text:style-name="T1">tailleBrique</text:span> est de type int est permet de générer une brique ou de calculer son milieu.</text:p>
      <text:p text:style-name="P6">Score est de type int et stocke le score du joueur.</text:p>
      <text:p text:style-name="P6">Briques est un tableau a deux dimensions de type String , il permet de stocker la couleur des briques.</text:p>
      <text:p text:style-name="P5"><text:span text:style-name="T1">coordonees_clic</text:span> <text:span text:style-name="T1">est un tableau a un dimension</text:span> et permet <text:s/>de déterminer le point d’arrivée de la ba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0:38:22.428000000</meta:creation-date>
    <dc:date>2017-05-08T21:04:57.265000000</dc:date>
    <meta:editing-duration>PT5M43S</meta:editing-duration>
    <meta:editing-cycles>1</meta:editing-cycles>
    <meta:document-statistic meta:table-count="0" meta:image-count="0" meta:object-count="0" meta:page-count="1" meta:paragraph-count="19" meta:word-count="218" meta:character-count="1194" meta:non-whitespace-character-count="994"/>
    <meta:generator>LibreOffice/5.3.2.2$Windows_x86 LibreOffice_project/6cd4f1ef626f15116896b1d8e1398b56da0d0ee1</meta:generator>
  </office:meta>
</office:document-meta>
</file>